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 table:number-rows-repeated="1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39">
            <text:p>1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7.10.2020</text:date>, <text:time>18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1S</meta:editing-duration>
    <meta:editing-cycles>55</meta:editing-cycles>
    <meta:generator>OpenOffice/4.1.7$Win32 OpenOffice.org_project/417m1$Build-9800</meta:generator>
    <dc:date>2020-10-07T18:13:04.95</dc:date>
    <dc:creator>Coco </dc:creator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